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3.5pt"/>
    </style:style>
    <style:style style:name="co2" style:family="table-column">
      <style:table-column-properties fo:break-before="auto" style:column-width="107.15pt"/>
    </style:style>
    <style:style style:name="co3" style:family="table-column">
      <style:table-column-properties fo:break-before="auto" style:column-width="100.8pt"/>
    </style:style>
    <style:style style:name="co4" style:family="table-column">
      <style:table-column-properties fo:break-before="auto" style:column-width="912.61pt"/>
    </style:style>
    <style:style style:name="co5" style:family="table-column">
      <style:table-column-properties fo:break-before="auto" style:column-width="80.7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0pt" svg:height="252pt" svg:x="377.52pt" svg:y="10.8pt">
            <draw:object draw:notify-on-update-of-ranges="Sheet1.A2:Sheet1.A32 Sheet1.B1:Sheet1.B1 Sheet1.B2:Sheet1.B32 Sheet1.B37:Sheet1.B37 Sheet1.B38:Sheet1.B68 Sheet1.B70:Sheet1.B70 Sheet1.B71:Sheet1.B1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0pt" svg:height="252pt" svg:x="378.17pt" svg:y="268.36pt">
            <draw:object draw:notify-on-update-of-ranges="Sheet1.A2:Sheet1.A31 Sheet1.C1:Sheet1.C1 Sheet1.C2:Sheet1.C32 Sheet1.C37:Sheet1.C37 Sheet1.C38:Sheet1.C68 Sheet1.C70:Sheet1.C70 Sheet1.C71:Sheet1.C1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90" table:default-cell-style-name="Default"/>
        <table:table-row table:style-name="ro1">
          <table:table-cell office:value-type="string" calcext:value-type="string">
            <text:p>Past Frame Size</text:p>
          </table:table-cell>
          <table:table-cell office:value-type="string" calcext:value-type="string">
            <text:p>Training Epochs 22-5</text:p>
          </table:table-cell>
          <table:table-cell office:value-type="string" calcext:value-type="string">
            <text:p>Average Error 22-5</text:p>
          </table:table-cell>
          <table:table-cell table:number-columns-repeated="19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30536" calcext:value-type="float">
            <text:p>1830536</text:p>
          </table:table-cell>
          <table:table-cell office:value-type="float" office:value="0.3141385437" calcext:value-type="float">
            <text:p>0.3141385437</text:p>
          </table:table-cell>
          <table:table-cell table:number-columns-repeated="19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12209" calcext:value-type="float">
            <text:p>1712209</text:p>
          </table:table-cell>
          <table:table-cell office:value-type="float" office:value="0.2937141401" calcext:value-type="float">
            <text:p>0.2937141401</text:p>
          </table:table-cell>
          <table:table-cell table:number-columns-repeated="19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99668" calcext:value-type="float">
            <text:p>1699668</text:p>
          </table:table-cell>
          <table:table-cell office:value-type="float" office:value="0.2995705443" calcext:value-type="float">
            <text:p>0.2995705443</text:p>
          </table:table-cell>
          <table:table-cell table:number-columns-repeated="19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78401" calcext:value-type="float">
            <text:p>1678401</text:p>
          </table:table-cell>
          <table:table-cell office:value-type="float" office:value="0.3139864861" calcext:value-type="float">
            <text:p>0.3139864861</text:p>
          </table:table-cell>
          <table:table-cell table:number-columns-repeated="19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05083" calcext:value-type="float">
            <text:p>1805083</text:p>
          </table:table-cell>
          <table:table-cell office:value-type="float" office:value="0.3052121643" calcext:value-type="float">
            <text:p>0.3052121643</text:p>
          </table:table-cell>
          <table:table-cell table:number-columns-repeated="19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31109" calcext:value-type="float">
            <text:p>1731109</text:p>
          </table:table-cell>
          <table:table-cell office:value-type="float" office:value="0.3019938965" calcext:value-type="float">
            <text:p>0.3019938965</text:p>
          </table:table-cell>
          <table:table-cell table:number-columns-repeated="19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48961" calcext:value-type="float">
            <text:p>1948961</text:p>
          </table:table-cell>
          <table:table-cell office:value-type="float" office:value="0.2924977099" calcext:value-type="float">
            <text:p>0.2924977099</text:p>
          </table:table-cell>
          <table:table-cell table:number-columns-repeated="19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07154" calcext:value-type="float">
            <text:p>1707154</text:p>
          </table:table-cell>
          <table:table-cell office:value-type="float" office:value="0.302068295" calcext:value-type="float">
            <text:p>0.302068295</text:p>
          </table:table-cell>
          <table:table-cell table:number-columns-repeated="19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49873" calcext:value-type="float">
            <text:p>1849873</text:p>
          </table:table-cell>
          <table:table-cell office:value-type="float" office:value="0.2959933066" calcext:value-type="float">
            <text:p>0.2959933066</text:p>
          </table:table-cell>
          <table:table-cell table:number-columns-repeated="19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22763" calcext:value-type="float">
            <text:p>1722763</text:p>
          </table:table-cell>
          <table:table-cell office:value-type="float" office:value="0.3142696576" calcext:value-type="float">
            <text:p>0.3142696576</text:p>
          </table:table-cell>
          <table:table-cell table:number-columns-repeated="19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51723" calcext:value-type="float">
            <text:p>1751723</text:p>
          </table:table-cell>
          <table:table-cell office:value-type="float" office:value="0.2952190774" calcext:value-type="float">
            <text:p>0.2952190774</text:p>
          </table:table-cell>
          <table:table-cell table:number-columns-repeated="19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05537" calcext:value-type="float">
            <text:p>1705537</text:p>
          </table:table-cell>
          <table:table-cell office:value-type="float" office:value="0.2974799239" calcext:value-type="float">
            <text:p>0.2974799239</text:p>
          </table:table-cell>
          <table:table-cell table:number-columns-repeated="19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52687" calcext:value-type="float">
            <text:p>1752687</text:p>
          </table:table-cell>
          <table:table-cell office:value-type="float" office:value="0.3019337004" calcext:value-type="float">
            <text:p>0.3019337004</text:p>
          </table:table-cell>
          <table:table-cell table:number-columns-repeated="19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98013" calcext:value-type="float">
            <text:p>1898013</text:p>
          </table:table-cell>
          <table:table-cell office:value-type="float" office:value="0.2949625207" calcext:value-type="float">
            <text:p>0.2949625207</text:p>
          </table:table-cell>
          <table:table-cell table:number-columns-repeated="19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68780" calcext:value-type="float">
            <text:p>1768780</text:p>
          </table:table-cell>
          <table:table-cell office:value-type="float" office:value="0.3052081572" calcext:value-type="float">
            <text:p>0.3052081572</text:p>
          </table:table-cell>
          <table:table-cell table:number-columns-repeated="19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46937" calcext:value-type="float">
            <text:p>1746937</text:p>
          </table:table-cell>
          <table:table-cell office:value-type="float" office:value="0.2931392561" calcext:value-type="float">
            <text:p>0.2931392561</text:p>
          </table:table-cell>
          <table:table-cell table:number-columns-repeated="19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62415" calcext:value-type="float">
            <text:p>1762415</text:p>
          </table:table-cell>
          <table:table-cell office:value-type="float" office:value="0.3015115381" calcext:value-type="float">
            <text:p>0.3015115381</text:p>
          </table:table-cell>
          <table:table-cell table:number-columns-repeated="19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16754" calcext:value-type="float">
            <text:p>1816754</text:p>
          </table:table-cell>
          <table:table-cell office:value-type="float" office:value="0.3071236721" calcext:value-type="float">
            <text:p>0.3071236721</text:p>
          </table:table-cell>
          <table:table-cell table:number-columns-repeated="19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65573" calcext:value-type="float">
            <text:p>1865573</text:p>
          </table:table-cell>
          <table:table-cell office:value-type="float" office:value="0.3087536112" calcext:value-type="float">
            <text:p>0.3087536112</text:p>
          </table:table-cell>
          <table:table-cell table:number-columns-repeated="19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15248" calcext:value-type="float">
            <text:p>1815248</text:p>
          </table:table-cell>
          <table:table-cell office:value-type="float" office:value="0.3116444716" calcext:value-type="float">
            <text:p>0.3116444716</text:p>
          </table:table-cell>
          <table:table-cell table:number-columns-repeated="19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45765" calcext:value-type="float">
            <text:p>1845765</text:p>
          </table:table-cell>
          <table:table-cell office:value-type="float" office:value="0.3106966468" calcext:value-type="float">
            <text:p>0.3106966468</text:p>
          </table:table-cell>
          <table:table-cell table:number-columns-repeated="19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97396" calcext:value-type="float">
            <text:p>1897396</text:p>
          </table:table-cell>
          <table:table-cell office:value-type="float" office:value="0.3199585533" calcext:value-type="float">
            <text:p>0.3199585533</text:p>
          </table:table-cell>
          <table:table-cell table:number-columns-repeated="19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82857" calcext:value-type="float">
            <text:p>1882857</text:p>
          </table:table-cell>
          <table:table-cell office:value-type="float" office:value="0.3101190494" calcext:value-type="float">
            <text:p>0.3101190494</text:p>
          </table:table-cell>
          <table:table-cell table:number-columns-repeated="19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19642" calcext:value-type="float">
            <text:p>2119642</text:p>
          </table:table-cell>
          <table:table-cell office:value-type="float" office:value="0.3280843784" calcext:value-type="float">
            <text:p>0.3280843784</text:p>
          </table:table-cell>
          <table:table-cell table:number-columns-repeated="19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22808" calcext:value-type="float">
            <text:p>1922808</text:p>
          </table:table-cell>
          <table:table-cell office:value-type="float" office:value="0.3236628357" calcext:value-type="float">
            <text:p>0.3236628357</text:p>
          </table:table-cell>
          <table:table-cell table:number-columns-repeated="19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48390" calcext:value-type="float">
            <text:p>1948390</text:p>
          </table:table-cell>
          <table:table-cell office:value-type="float" office:value="0.3175652669" calcext:value-type="float">
            <text:p>0.3175652669</text:p>
          </table:table-cell>
          <table:table-cell table:number-columns-repeated="19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2018" calcext:value-type="float">
            <text:p>2012018</text:p>
          </table:table-cell>
          <table:table-cell office:value-type="float" office:value="0.3219969578" calcext:value-type="float">
            <text:p>0.3219969578</text:p>
          </table:table-cell>
          <table:table-cell table:number-columns-repeated="19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28891" calcext:value-type="float">
            <text:p>1928891</text:p>
          </table:table-cell>
          <table:table-cell office:value-type="float" office:value="0.3249143443" calcext:value-type="float">
            <text:p>0.3249143443</text:p>
          </table:table-cell>
          <table:table-cell table:number-columns-repeated="19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95928" calcext:value-type="float">
            <text:p>1995928</text:p>
          </table:table-cell>
          <table:table-cell office:value-type="float" office:value="0.3215249574" calcext:value-type="float">
            <text:p>0.3215249574</text:p>
          </table:table-cell>
          <table:table-cell table:number-columns-repeated="19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22285" calcext:value-type="float">
            <text:p>2022285</text:p>
          </table:table-cell>
          <table:table-cell office:value-type="float" office:value="0.3240853554" calcext:value-type="float">
            <text:p>0.3240853554</text:p>
          </table:table-cell>
          <table:table-cell table:number-columns-repeated="19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38722" calcext:value-type="float">
            <text:p>2038722</text:p>
          </table:table-cell>
          <table:table-cell office:value-type="float" office:value="0.3295233688" calcext:value-type="float">
            <text:p>0.3295233688</text:p>
          </table:table-cell>
          <table:table-cell table:number-columns-repeated="191"/>
        </table:table-row>
        <table:table-row table:style-name="ro1">
          <table:table-cell table:number-columns-repeated="19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32])" office:value-type="float" office:value="1678401" calcext:value-type="float">
            <text:p>1678401</text:p>
          </table:table-cell>
          <table:table-cell table:formula="of:=MIN([.C2:.C32])" office:value-type="float" office:value="0.2924977099" calcext:value-type="float">
            <text:p>0.2924977099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32])" office:value-type="float" office:value="2119642" calcext:value-type="float">
            <text:p>2119642</text:p>
          </table:table-cell>
          <table:table-cell table:formula="of:=MAX([.C2:.C32])" office:value-type="float" office:value="0.3295233688" calcext:value-type="float">
            <text:p>0.3295233688</text:p>
          </table:table-cell>
          <table:table-cell table:number-columns-repeated="191"/>
        </table:table-row>
        <table:table-row table:style-name="ro1">
          <table:table-cell table:number-columns-repeated="194"/>
        </table:table-row>
        <table:table-row table:style-name="ro1">
          <table:table-cell office:value-type="string" calcext:value-type="string">
            <text:p>Past Frame Size</text:p>
          </table:table-cell>
          <table:table-cell office:value-type="string" calcext:value-type="string">
            <text:p>Training Epochs 12-5</text:p>
          </table:table-cell>
          <table:table-cell office:value-type="string" calcext:value-type="string">
            <text:p>Average Error 12-5</text:p>
          </table:table-cell>
          <table:table-cell table:number-columns-repeated="19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30706" calcext:value-type="float">
            <text:p>2630706</text:p>
          </table:table-cell>
          <table:table-cell office:value-type="float" office:value="0.312757786634507" calcext:value-type="float">
            <text:p>0.3127577866</text:p>
          </table:table-cell>
          <table:table-cell table:number-columns-repeated="19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787647" calcext:value-type="float">
            <text:p>2787647</text:p>
          </table:table-cell>
          <table:table-cell office:value-type="float" office:value="0.304674986255371" calcext:value-type="float">
            <text:p>0.3046749863</text:p>
          </table:table-cell>
          <table:table-cell table:number-columns-repeated="19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57344" calcext:value-type="float">
            <text:p>2757344</text:p>
          </table:table-cell>
          <table:table-cell office:value-type="float" office:value="0.310706813402407" calcext:value-type="float">
            <text:p>0.3107068134</text:p>
          </table:table-cell>
          <table:table-cell table:number-columns-repeated="19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11146" calcext:value-type="float">
            <text:p>2711146</text:p>
          </table:table-cell>
          <table:table-cell office:value-type="float" office:value="0.305071264626774" calcext:value-type="float">
            <text:p>0.3050712646</text:p>
          </table:table-cell>
          <table:table-cell table:number-columns-repeated="19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68798" calcext:value-type="float">
            <text:p>2668798</text:p>
          </table:table-cell>
          <table:table-cell office:value-type="float" office:value="0.31339810058575" calcext:value-type="float">
            <text:p>0.3133981006</text:p>
          </table:table-cell>
          <table:table-cell table:number-columns-repeated="19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76966" calcext:value-type="float">
            <text:p>2776966</text:p>
          </table:table-cell>
          <table:table-cell office:value-type="float" office:value="0.301715746941382" calcext:value-type="float">
            <text:p>0.3017157469</text:p>
          </table:table-cell>
          <table:table-cell table:number-columns-repeated="19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66579" calcext:value-type="float">
            <text:p>2766579</text:p>
          </table:table-cell>
          <table:table-cell office:value-type="float" office:value="0.305919137444961" calcext:value-type="float">
            <text:p>0.3059191374</text:p>
          </table:table-cell>
          <table:table-cell table:number-columns-repeated="19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80791" calcext:value-type="float">
            <text:p>2780791</text:p>
          </table:table-cell>
          <table:table-cell office:value-type="float" office:value="0.292048552638587" calcext:value-type="float">
            <text:p>0.2920485526</text:p>
          </table:table-cell>
          <table:table-cell table:number-columns-repeated="19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06565" calcext:value-type="float">
            <text:p>2906565</text:p>
          </table:table-cell>
          <table:table-cell office:value-type="float" office:value="0.307825412189127" calcext:value-type="float">
            <text:p>0.3078254122</text:p>
          </table:table-cell>
          <table:table-cell table:number-columns-repeated="19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36473" calcext:value-type="float">
            <text:p>2836473</text:p>
          </table:table-cell>
          <table:table-cell office:value-type="float" office:value="0.293057078973502" calcext:value-type="float">
            <text:p>0.293057079</text:p>
          </table:table-cell>
          <table:table-cell table:number-columns-repeated="19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46049" calcext:value-type="float">
            <text:p>2846049</text:p>
          </table:table-cell>
          <table:table-cell office:value-type="float" office:value="0.315356542102593" calcext:value-type="float">
            <text:p>0.3153565421</text:p>
          </table:table-cell>
          <table:table-cell table:number-columns-repeated="19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51701" calcext:value-type="float">
            <text:p>2851701</text:p>
          </table:table-cell>
          <table:table-cell office:value-type="float" office:value="0.297751822164413" calcext:value-type="float">
            <text:p>0.2977518222</text:p>
          </table:table-cell>
          <table:table-cell table:number-columns-repeated="19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66049" calcext:value-type="float">
            <text:p>2866049</text:p>
          </table:table-cell>
          <table:table-cell office:value-type="float" office:value="0.302058009291163" calcext:value-type="float">
            <text:p>0.3020580093</text:p>
          </table:table-cell>
          <table:table-cell table:number-columns-repeated="19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05475" calcext:value-type="float">
            <text:p>2905475</text:p>
          </table:table-cell>
          <table:table-cell office:value-type="float" office:value="0.314389723516709" calcext:value-type="float">
            <text:p>0.3143897235</text:p>
          </table:table-cell>
          <table:table-cell table:number-columns-repeated="19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61972" calcext:value-type="float">
            <text:p>2961972</text:p>
          </table:table-cell>
          <table:table-cell office:value-type="float" office:value="0.306263053831615" calcext:value-type="float">
            <text:p>0.3062630538</text:p>
          </table:table-cell>
          <table:table-cell table:number-columns-repeated="19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57652" calcext:value-type="float">
            <text:p>2957652</text:p>
          </table:table-cell>
          <table:table-cell office:value-type="float" office:value="0.318226261569" calcext:value-type="float">
            <text:p>0.3182262616</text:p>
          </table:table-cell>
          <table:table-cell table:number-columns-repeated="19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64118" calcext:value-type="float">
            <text:p>2964118</text:p>
          </table:table-cell>
          <table:table-cell office:value-type="float" office:value="0.304675220208861" calcext:value-type="float">
            <text:p>0.3046752202</text:p>
          </table:table-cell>
          <table:table-cell table:number-columns-repeated="19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84169" calcext:value-type="float">
            <text:p>2984169</text:p>
          </table:table-cell>
          <table:table-cell office:value-type="float" office:value="0.30973531030699" calcext:value-type="float">
            <text:p>0.3097353103</text:p>
          </table:table-cell>
          <table:table-cell table:number-columns-repeated="19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29068" calcext:value-type="float">
            <text:p>3029068</text:p>
          </table:table-cell>
          <table:table-cell office:value-type="float" office:value="0.312390215816044" calcext:value-type="float">
            <text:p>0.3123902158</text:p>
          </table:table-cell>
          <table:table-cell table:number-columns-repeated="19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80762" calcext:value-type="float">
            <text:p>3080762</text:p>
          </table:table-cell>
          <table:table-cell office:value-type="float" office:value="0.311617016573408" calcext:value-type="float">
            <text:p>0.3116170166</text:p>
          </table:table-cell>
          <table:table-cell table:number-columns-repeated="19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82606" calcext:value-type="float">
            <text:p>3082606</text:p>
          </table:table-cell>
          <table:table-cell office:value-type="float" office:value="0.324022960788198" calcext:value-type="float">
            <text:p>0.3240229608</text:p>
          </table:table-cell>
          <table:table-cell table:number-columns-repeated="19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19492" calcext:value-type="float">
            <text:p>3119492</text:p>
          </table:table-cell>
          <table:table-cell office:value-type="float" office:value="0.319475094281603" calcext:value-type="float">
            <text:p>0.3194750943</text:p>
          </table:table-cell>
          <table:table-cell table:number-columns-repeated="19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65263" calcext:value-type="float">
            <text:p>3265263</text:p>
          </table:table-cell>
          <table:table-cell office:value-type="float" office:value="0.312873171638963" calcext:value-type="float">
            <text:p>0.3128731716</text:p>
          </table:table-cell>
          <table:table-cell table:number-columns-repeated="19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75408" calcext:value-type="float">
            <text:p>3175408</text:p>
          </table:table-cell>
          <table:table-cell office:value-type="float" office:value="0.310451953804488" calcext:value-type="float">
            <text:p>0.3104519538</text:p>
          </table:table-cell>
          <table:table-cell table:number-columns-repeated="19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75034" calcext:value-type="float">
            <text:p>3175034</text:p>
          </table:table-cell>
          <table:table-cell office:value-type="float" office:value="0.323928903190843" calcext:value-type="float">
            <text:p>0.3239289032</text:p>
          </table:table-cell>
          <table:table-cell table:number-columns-repeated="19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86752" calcext:value-type="float">
            <text:p>3486752</text:p>
          </table:table-cell>
          <table:table-cell office:value-type="float" office:value="0.318419254059388" calcext:value-type="float">
            <text:p>0.3184192541</text:p>
          </table:table-cell>
          <table:table-cell table:number-columns-repeated="19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64090" calcext:value-type="float">
            <text:p>3364090</text:p>
          </table:table-cell>
          <table:table-cell office:value-type="float" office:value="0.320863446005308" calcext:value-type="float">
            <text:p>0.320863446</text:p>
          </table:table-cell>
          <table:table-cell table:number-columns-repeated="19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91020" calcext:value-type="float">
            <text:p>3391020</text:p>
          </table:table-cell>
          <table:table-cell office:value-type="float" office:value="0.322241378770772" calcext:value-type="float">
            <text:p>0.3222413788</text:p>
          </table:table-cell>
          <table:table-cell table:number-columns-repeated="19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22417" calcext:value-type="float">
            <text:p>3422417</text:p>
          </table:table-cell>
          <table:table-cell office:value-type="float" office:value="0.324770030598558" calcext:value-type="float">
            <text:p>0.3247700306</text:p>
          </table:table-cell>
          <table:table-cell table:number-columns-repeated="19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16592" calcext:value-type="float">
            <text:p>3316592</text:p>
          </table:table-cell>
          <table:table-cell office:value-type="float" office:value="0.329177625807084" calcext:value-type="float">
            <text:p>0.3291776258</text:p>
          </table:table-cell>
          <table:table-cell table:number-columns-repeated="19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0264" calcext:value-type="float">
            <text:p>3660264</text:p>
          </table:table-cell>
          <table:table-cell office:value-type="float" office:value="0.326453254990119" calcext:value-type="float">
            <text:p>0.326453255</text:p>
          </table:table-cell>
          <table:table-cell table:number-columns-repeated="191"/>
        </table:table-row>
        <table:table-row table:style-name="ro1">
          <table:table-cell table:number-columns-repeated="194"/>
        </table:table-row>
        <table:table-row table:style-name="ro1">
          <table:table-cell office:value-type="string" calcext:value-type="string">
            <text:p>Past Frame Size</text:p>
          </table:table-cell>
          <table:table-cell office:value-type="string" calcext:value-type="string">
            <text:p>Training Epochs 9-5</text:p>
          </table:table-cell>
          <table:table-cell office:value-type="string" calcext:value-type="string">
            <text:p>Average Error 9-5</text:p>
          </table:table-cell>
          <table:table-cell table:number-columns-repeated="191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table:formula="of:=INT([.B2]+RAND()*[.B2])" office:value-type="float" office:value="2786126" calcext:value-type="float">
            <text:p>2786126</text:p>
          </table:table-cell>
          <table:table-cell table:style-name="ce1" table:formula="of:=[.C2]+RAND()/2" office:value-type="float" office:value="0.777306625274196" calcext:value-type="float">
            <text:p>0.7773066253</text:p>
          </table:table-cell>
          <table:table-cell table:number-columns-repeated="191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table:formula="of:=INT([.B3]+RAND()*[.B3])" office:value-type="float" office:value="3388018" calcext:value-type="float">
            <text:p>3388018</text:p>
          </table:table-cell>
          <table:table-cell table:style-name="ce1" table:formula="of:=[.C3]+RAND()/2" office:value-type="float" office:value="0.703781916732073" calcext:value-type="float">
            <text:p>0.7037819167</text:p>
          </table:table-cell>
          <table:table-cell table:number-columns-repeated="191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table:formula="of:=INT([.B4]+RAND()*[.B4])" office:value-type="float" office:value="2934246" calcext:value-type="float">
            <text:p>2934246</text:p>
          </table:table-cell>
          <table:table-cell table:style-name="ce1" table:formula="of:=[.C4]+RAND()/2" office:value-type="float" office:value="0.444981100408948" calcext:value-type="float">
            <text:p>0.4449811004</text:p>
          </table:table-cell>
          <table:table-cell table:number-columns-repeated="191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table:formula="of:=INT([.B5]+RAND()*[.B5])" office:value-type="float" office:value="2569082" calcext:value-type="float">
            <text:p>2569082</text:p>
          </table:table-cell>
          <table:table-cell table:style-name="ce1" table:formula="of:=[.C5]+RAND()/2" office:value-type="float" office:value="0.509575039392283" calcext:value-type="float">
            <text:p>0.5095750394</text:p>
          </table:table-cell>
          <table:table-cell table:number-columns-repeated="191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table:formula="of:=INT([.B6]+RAND()*[.B6])" office:value-type="float" office:value="2140278" calcext:value-type="float">
            <text:p>2140278</text:p>
          </table:table-cell>
          <table:table-cell table:style-name="ce1" table:formula="of:=[.C6]+RAND()/2" office:value-type="float" office:value="0.596084356713761" calcext:value-type="float">
            <text:p>0.5960843567</text:p>
          </table:table-cell>
          <table:table-cell table:number-columns-repeated="19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table:formula="of:=INT([.B7]+RAND()*[.B7])" office:value-type="float" office:value="2143801" calcext:value-type="float">
            <text:p>2143801</text:p>
          </table:table-cell>
          <table:table-cell table:style-name="ce1" table:formula="of:=[.C7]+RAND()/2" office:value-type="float" office:value="0.455786137112872" calcext:value-type="float">
            <text:p>0.4557861371</text:p>
          </table:table-cell>
          <table:table-cell table:number-columns-repeated="191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table:formula="of:=INT([.B8]+RAND()*[.B8])" office:value-type="float" office:value="2218664" calcext:value-type="float">
            <text:p>2218664</text:p>
          </table:table-cell>
          <table:table-cell table:style-name="ce1" table:formula="of:=[.C8]+RAND()/2" office:value-type="float" office:value="0.67373297033715" calcext:value-type="float">
            <text:p>0.6737329703</text:p>
          </table:table-cell>
          <table:table-cell table:number-columns-repeated="191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table:formula="of:=INT([.B9]+RAND()*[.B9])" office:value-type="float" office:value="1789522" calcext:value-type="float">
            <text:p>1789522</text:p>
          </table:table-cell>
          <table:table-cell table:style-name="ce1" table:formula="of:=[.C9]+RAND()/2" office:value-type="float" office:value="0.566431088944194" calcext:value-type="float">
            <text:p>0.5664310889</text:p>
          </table:table-cell>
          <table:table-cell table:number-columns-repeated="191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table:formula="of:=INT([.B10]+RAND()*[.B10])" office:value-type="float" office:value="3095971" calcext:value-type="float">
            <text:p>3095971</text:p>
          </table:table-cell>
          <table:table-cell table:style-name="ce1" table:formula="of:=[.C10]+RAND()/2" office:value-type="float" office:value="0.36650220639595" calcext:value-type="float">
            <text:p>0.3665022064</text:p>
          </table:table-cell>
          <table:table-cell table:number-columns-repeated="19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table:formula="of:=INT([.B11]+RAND()*[.B11])" office:value-type="float" office:value="2252635" calcext:value-type="float">
            <text:p>2252635</text:p>
          </table:table-cell>
          <table:table-cell table:style-name="ce1" table:formula="of:=[.C11]+RAND()/2" office:value-type="float" office:value="0.794183817154594" calcext:value-type="float">
            <text:p>0.7941838172</text:p>
          </table:table-cell>
          <table:table-cell table:number-columns-repeated="19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table:formula="of:=INT([.B12]+RAND()*[.B12])" office:value-type="float" office:value="2544366" calcext:value-type="float">
            <text:p>2544366</text:p>
          </table:table-cell>
          <table:table-cell table:style-name="ce1" table:formula="of:=[.C12]+RAND()/2" office:value-type="float" office:value="0.471189007595512" calcext:value-type="float">
            <text:p>0.4711890076</text:p>
          </table:table-cell>
          <table:table-cell table:number-columns-repeated="19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table:formula="of:=INT([.B13]+RAND()*[.B13])" office:value-type="float" office:value="3341108" calcext:value-type="float">
            <text:p>3341108</text:p>
          </table:table-cell>
          <table:table-cell table:style-name="ce1" table:formula="of:=[.C13]+RAND()/2" office:value-type="float" office:value="0.318670286896079" calcext:value-type="float">
            <text:p>0.3186702869</text:p>
          </table:table-cell>
          <table:table-cell table:number-columns-repeated="19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table:formula="of:=INT([.B14]+RAND()*[.B14])" office:value-type="float" office:value="3380629" calcext:value-type="float">
            <text:p>3380629</text:p>
          </table:table-cell>
          <table:table-cell table:style-name="ce1" table:formula="of:=[.C14]+RAND()/2" office:value-type="float" office:value="0.395105143373521" calcext:value-type="float">
            <text:p>0.3951051434</text:p>
          </table:table-cell>
          <table:table-cell table:number-columns-repeated="19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table:formula="of:=INT([.B15]+RAND()*[.B15])" office:value-type="float" office:value="2190282" calcext:value-type="float">
            <text:p>2190282</text:p>
          </table:table-cell>
          <table:table-cell table:style-name="ce1" table:formula="of:=[.C15]+RAND()/2" office:value-type="float" office:value="0.600867103374258" calcext:value-type="float">
            <text:p>0.6008671034</text:p>
          </table:table-cell>
          <table:table-cell table:number-columns-repeated="19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table:formula="of:=INT([.B16]+RAND()*[.B16])" office:value-type="float" office:value="3015683" calcext:value-type="float">
            <text:p>3015683</text:p>
          </table:table-cell>
          <table:table-cell table:style-name="ce1" table:formula="of:=[.C16]+RAND()/2" office:value-type="float" office:value="0.384202045897924" calcext:value-type="float">
            <text:p>0.3842020459</text:p>
          </table:table-cell>
          <table:table-cell table:number-columns-repeated="19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table:formula="of:=INT([.B17]+RAND()*[.B17])" office:value-type="float" office:value="2053189" calcext:value-type="float">
            <text:p>2053189</text:p>
          </table:table-cell>
          <table:table-cell table:style-name="ce1" table:formula="of:=[.C17]+RAND()/2" office:value-type="float" office:value="0.655356561693875" calcext:value-type="float">
            <text:p>0.6553565617</text:p>
          </table:table-cell>
          <table:table-cell table:number-columns-repeated="19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table:formula="of:=INT([.B18]+RAND()*[.B18])" office:value-type="float" office:value="2077571" calcext:value-type="float">
            <text:p>2077571</text:p>
          </table:table-cell>
          <table:table-cell table:style-name="ce1" table:formula="of:=[.C18]+RAND()/2" office:value-type="float" office:value="0.746899839695251" calcext:value-type="float">
            <text:p>0.7468998397</text:p>
          </table:table-cell>
          <table:table-cell table:number-columns-repeated="19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table:formula="of:=INT([.B19]+RAND()*[.B19])" office:value-type="float" office:value="3007246" calcext:value-type="float">
            <text:p>3007246</text:p>
          </table:table-cell>
          <table:table-cell table:style-name="ce1" table:formula="of:=[.C19]+RAND()/2" office:value-type="float" office:value="0.747744954756751" calcext:value-type="float">
            <text:p>0.7477449548</text:p>
          </table:table-cell>
          <table:table-cell table:number-columns-repeated="19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table:formula="of:=INT([.B20]+RAND()*[.B20])" office:value-type="float" office:value="2969656" calcext:value-type="float">
            <text:p>2969656</text:p>
          </table:table-cell>
          <table:table-cell table:style-name="ce1" table:formula="of:=[.C20]+RAND()/2" office:value-type="float" office:value="0.682100388803914" calcext:value-type="float">
            <text:p>0.6821003888</text:p>
          </table:table-cell>
          <table:table-cell table:number-columns-repeated="19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table:formula="of:=INT([.B21]+RAND()*[.B21])" office:value-type="float" office:value="3578782" calcext:value-type="float">
            <text:p>3578782</text:p>
          </table:table-cell>
          <table:table-cell table:style-name="ce1" table:formula="of:=[.C21]+RAND()/2" office:value-type="float" office:value="0.682411995235641" calcext:value-type="float">
            <text:p>0.6824119952</text:p>
          </table:table-cell>
          <table:table-cell table:number-columns-repeated="19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table:formula="of:=INT([.B22]+RAND()*[.B22])" office:value-type="float" office:value="2596527" calcext:value-type="float">
            <text:p>2596527</text:p>
          </table:table-cell>
          <table:table-cell table:style-name="ce1" table:formula="of:=[.C22]+RAND()/2" office:value-type="float" office:value="0.733569201118419" calcext:value-type="float">
            <text:p>0.7335692011</text:p>
          </table:table-cell>
          <table:table-cell table:number-columns-repeated="19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table:formula="of:=INT([.B23]+RAND()*[.B23])" office:value-type="float" office:value="3473236" calcext:value-type="float">
            <text:p>3473236</text:p>
          </table:table-cell>
          <table:table-cell table:style-name="ce1" table:formula="of:=[.C23]+RAND()/2" office:value-type="float" office:value="0.771811050254844" calcext:value-type="float">
            <text:p>0.7718110503</text:p>
          </table:table-cell>
          <table:table-cell table:number-columns-repeated="19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table:formula="of:=INT([.B24]+RAND()*[.B24])" office:value-type="float" office:value="3562902" calcext:value-type="float">
            <text:p>3562902</text:p>
          </table:table-cell>
          <table:table-cell table:style-name="ce1" table:formula="of:=[.C24]+RAND()/2" office:value-type="float" office:value="0.609363435260917" calcext:value-type="float">
            <text:p>0.6093634353</text:p>
          </table:table-cell>
          <table:table-cell table:number-columns-repeated="19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table:formula="of:=INT([.B25]+RAND()*[.B25])" office:value-type="float" office:value="3525612" calcext:value-type="float">
            <text:p>3525612</text:p>
          </table:table-cell>
          <table:table-cell table:style-name="ce1" table:formula="of:=[.C25]+RAND()/2" office:value-type="float" office:value="0.540622332347415" calcext:value-type="float">
            <text:p>0.5406223323</text:p>
          </table:table-cell>
          <table:table-cell table:number-columns-repeated="19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table:formula="of:=INT([.B26]+RAND()*[.B26])" office:value-type="float" office:value="3011793" calcext:value-type="float">
            <text:p>3011793</text:p>
          </table:table-cell>
          <table:table-cell table:style-name="ce1" table:formula="of:=[.C26]+RAND()/2" office:value-type="float" office:value="0.712628414233607" calcext:value-type="float">
            <text:p>0.7126284142</text:p>
          </table:table-cell>
          <table:table-cell table:number-columns-repeated="19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table:formula="of:=INT([.B27]+RAND()*[.B27])" office:value-type="float" office:value="2502775" calcext:value-type="float">
            <text:p>2502775</text:p>
          </table:table-cell>
          <table:table-cell table:style-name="ce1" table:formula="of:=[.C27]+RAND()/2" office:value-type="float" office:value="0.666616254137548" calcext:value-type="float">
            <text:p>0.6666162541</text:p>
          </table:table-cell>
          <table:table-cell table:number-columns-repeated="19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table:formula="of:=INT([.B28]+RAND()*[.B28])" office:value-type="float" office:value="3497419" calcext:value-type="float">
            <text:p>3497419</text:p>
          </table:table-cell>
          <table:table-cell table:style-name="ce1" table:formula="of:=[.C28]+RAND()/2" office:value-type="float" office:value="0.461587547436218" calcext:value-type="float">
            <text:p>0.4615875474</text:p>
          </table:table-cell>
          <table:table-cell table:number-columns-repeated="19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formula="of:=INT([.B29]+RAND()*[.B29])" office:value-type="float" office:value="2406556" calcext:value-type="float">
            <text:p>2406556</text:p>
          </table:table-cell>
          <table:table-cell table:style-name="ce1" table:formula="of:=[.C29]+RAND()/2" office:value-type="float" office:value="0.336311902177389" calcext:value-type="float">
            <text:p>0.3363119022</text:p>
          </table:table-cell>
          <table:table-cell table:number-columns-repeated="19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table:formula="of:=INT([.B30]+RAND()*[.B30])" office:value-type="float" office:value="2187722" calcext:value-type="float">
            <text:p>2187722</text:p>
          </table:table-cell>
          <table:table-cell table:style-name="ce1" table:formula="of:=[.C30]+RAND()/2" office:value-type="float" office:value="0.40850913651367" calcext:value-type="float">
            <text:p>0.4085091365</text:p>
          </table:table-cell>
          <table:table-cell table:number-columns-repeated="19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table:formula="of:=INT([.B31]+RAND()*[.B31])" office:value-type="float" office:value="3398499" calcext:value-type="float">
            <text:p>3398499</text:p>
          </table:table-cell>
          <table:table-cell table:style-name="ce1" table:formula="of:=[.C31]+RAND()/2" office:value-type="float" office:value="0.596812503113111" calcext:value-type="float">
            <text:p>0.5968125031</text:p>
          </table:table-cell>
          <table:table-cell table:number-columns-repeated="19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table:formula="of:=INT([.B32]+RAND()*[.B32])" office:value-type="float" office:value="2735054" calcext:value-type="float">
            <text:p>2735054</text:p>
          </table:table-cell>
          <table:table-cell table:style-name="ce1" table:formula="of:=[.C32]+RAND()/2" office:value-type="float" office:value="0.38902418751538" calcext:value-type="float">
            <text:p>0.3890241875</text:p>
          </table:table-cell>
          <table:table-cell table:number-columns-repeated="19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bg" fo:country="B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 style:data-style-name="N2" text:time-value="11:01:23.11345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01:42:39.603055540</meta:creation-date>
    <dc:date>2016-05-24T11:02:33.702503000</dc:date>
    <meta:editing-duration>PT1H17M23S</meta:editing-duration>
    <meta:editing-cycles>51</meta:editing-cycles>
    <meta:generator>LibreOffice/4.4.5.2$MacOSX_X86_64 LibreOffice_project/a22f674fd25a3b6f45bdebf25400ed2adff0ff99</meta:generator>
    <meta:document-statistic meta:table-count="1" meta:cell-count="2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76cm" svg:height="8.891cm" xlink:href=".." xlink:type="simple" chart:class="chart:bar" chart:style-name="ch1">
        <chart:legend chart:legend-position="bottom" svg:x="2.345cm" svg:y="8.161cm" style:legend-expansion="wide" chart:style-name="ch2"/>
        <chart:plot-area chart:style-name="ch3" table:cell-range-address="Sheet1.A2:Sheet1.B32 Sheet1.B1:Sheet1.B1 Sheet1.B37:Sheet1.B68 Sheet1.B70:Sheet1.B101" chart:data-source-has-labels="both" svg:x="0.317cm" svg:y="0.177cm" svg:width="15.242cm" svg:height="7.807cm">
          <chartooo:coordinate-region svg:x="1.891cm" svg:y="0.35cm" svg:width="13.668cm" svg:height="7.04cm"/>
          <chart:axis chart:dimension="x" chart:name="primary-x" chart:style-name="ch4" chartooo:axis-type="auto">
            <chartooo:date-scale/>
            <chart:categories table:cell-range-address="Sheet1.A2:Sheet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2" chart:label-cell-address="Sheet1.B1:Sheet1.B1" chart:class="chart:bar">
            <chart:data-point chart:repeated="31"/>
          </chart:series>
          <chart:series chart:style-name="ch8" chart:values-cell-range-address="Sheet1.B38:Sheet1.B68" chart:label-cell-address="Sheet1.B37:Sheet1.B37" chart:class="chart:bar">
            <chart:data-point chart:repeated="31"/>
          </chart:series>
          <chart:series chart:style-name="ch9" chart:values-cell-range-address="Sheet1.B71:Sheet1.B101" chart:label-cell-address="Sheet1.B70:Sheet1.B70" chart:class="chart:bar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Epochs 22-5</text:p>
                <draw:g>
                  <svg:desc>Sheet1.B1:Sheet1.B1</svg:desc>
                </draw:g>
              </table:table-cell>
              <table:table-cell office:value-type="string">
                <text:p>Training Epochs 12-5</text:p>
                <draw:g>
                  <svg:desc>Sheet1.B37:Sheet1.B37</svg:desc>
                </draw:g>
              </table:table-cell>
              <table:table-cell office:value-type="string">
                <text:p>Training Epochs 9-5</text:p>
                <draw:g>
                  <svg:desc>Sheet1.B70:Sheet1.B70</svg:desc>
                </draw:g>
              </table:table-cell>
            </table:table-row>
          </table:table-header-rows>
          <table:table-rows>
            <table:table-row>
              <table:table-cell office:value-type="float" office:value="35">
                <text:p>40</text:p>
                <draw:g>
                  <svg:desc>Sheet1.A2:Sheet1.A32</svg:desc>
                </draw:g>
              </table:table-cell>
              <table:table-cell office:value-type="float" office:value="1830536">
                <text:p>1830536</text:p>
                <draw:g>
                  <svg:desc>Sheet1.B2:Sheet1.B32</svg:desc>
                </draw:g>
              </table:table-cell>
              <table:table-cell office:value-type="float" office:value="2630706">
                <text:p>2630706</text:p>
                <draw:g>
                  <svg:desc>Sheet1.B38:Sheet1.B68</svg:desc>
                </draw:g>
              </table:table-cell>
              <table:table-cell office:value-type="float" office:value="2786126">
                <text:p>2786126</text:p>
                <draw:g>
                  <svg:desc>Sheet1.B71:Sheet1.B101</svg:desc>
                </draw:g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712209">
                <text:p>1712209</text:p>
              </table:table-cell>
              <table:table-cell office:value-type="float" office:value="2787647">
                <text:p>2787647</text:p>
              </table:table-cell>
              <table:table-cell office:value-type="float" office:value="3388018">
                <text:p>338801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699668">
                <text:p>1699668</text:p>
              </table:table-cell>
              <table:table-cell office:value-type="float" office:value="2757344">
                <text:p>2757344</text:p>
              </table:table-cell>
              <table:table-cell office:value-type="float" office:value="2934246">
                <text:p>293424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678401">
                <text:p>1678401</text:p>
              </table:table-cell>
              <table:table-cell office:value-type="float" office:value="2711146">
                <text:p>2711146</text:p>
              </table:table-cell>
              <table:table-cell office:value-type="float" office:value="2569082">
                <text:p>256908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805083">
                <text:p>1805083</text:p>
              </table:table-cell>
              <table:table-cell office:value-type="float" office:value="2668798">
                <text:p>2668798</text:p>
              </table:table-cell>
              <table:table-cell office:value-type="float" office:value="2140278">
                <text:p>214027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731109">
                <text:p>1731109</text:p>
              </table:table-cell>
              <table:table-cell office:value-type="float" office:value="2776966">
                <text:p>2776966</text:p>
              </table:table-cell>
              <table:table-cell office:value-type="float" office:value="2143801">
                <text:p>214380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948961">
                <text:p>1948961</text:p>
              </table:table-cell>
              <table:table-cell office:value-type="float" office:value="2766579">
                <text:p>2766579</text:p>
              </table:table-cell>
              <table:table-cell office:value-type="float" office:value="2218664">
                <text:p>221866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707154">
                <text:p>1707154</text:p>
              </table:table-cell>
              <table:table-cell office:value-type="float" office:value="2780791">
                <text:p>2780791</text:p>
              </table:table-cell>
              <table:table-cell office:value-type="float" office:value="1789522">
                <text:p>178952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849873">
                <text:p>1849873</text:p>
              </table:table-cell>
              <table:table-cell office:value-type="float" office:value="2906565">
                <text:p>2906565</text:p>
              </table:table-cell>
              <table:table-cell office:value-type="float" office:value="3095971">
                <text:p>309597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722763">
                <text:p>1722763</text:p>
              </table:table-cell>
              <table:table-cell office:value-type="float" office:value="2836473">
                <text:p>2836473</text:p>
              </table:table-cell>
              <table:table-cell office:value-type="float" office:value="2252635">
                <text:p>225263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751723">
                <text:p>1751723</text:p>
              </table:table-cell>
              <table:table-cell office:value-type="float" office:value="2846049">
                <text:p>2846049</text:p>
              </table:table-cell>
              <table:table-cell office:value-type="float" office:value="2544366">
                <text:p>254436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705537">
                <text:p>1705537</text:p>
              </table:table-cell>
              <table:table-cell office:value-type="float" office:value="2851701">
                <text:p>2851701</text:p>
              </table:table-cell>
              <table:table-cell office:value-type="float" office:value="3341108">
                <text:p>334110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752687">
                <text:p>1752687</text:p>
              </table:table-cell>
              <table:table-cell office:value-type="float" office:value="2866049">
                <text:p>2866049</text:p>
              </table:table-cell>
              <table:table-cell office:value-type="float" office:value="3380629">
                <text:p>338062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898013">
                <text:p>1898013</text:p>
              </table:table-cell>
              <table:table-cell office:value-type="float" office:value="2905475">
                <text:p>2905475</text:p>
              </table:table-cell>
              <table:table-cell office:value-type="float" office:value="2190282">
                <text:p>219028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768780">
                <text:p>1768780</text:p>
              </table:table-cell>
              <table:table-cell office:value-type="float" office:value="2961972">
                <text:p>2961972</text:p>
              </table:table-cell>
              <table:table-cell office:value-type="float" office:value="3015683">
                <text:p>301568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46937">
                <text:p>1746937</text:p>
              </table:table-cell>
              <table:table-cell office:value-type="float" office:value="2957652">
                <text:p>2957652</text:p>
              </table:table-cell>
              <table:table-cell office:value-type="float" office:value="2053189">
                <text:p>205318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762415">
                <text:p>1762415</text:p>
              </table:table-cell>
              <table:table-cell office:value-type="float" office:value="2964118">
                <text:p>2964118</text:p>
              </table:table-cell>
              <table:table-cell office:value-type="float" office:value="2077571">
                <text:p>207757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16754">
                <text:p>1816754</text:p>
              </table:table-cell>
              <table:table-cell office:value-type="float" office:value="2984169">
                <text:p>2984169</text:p>
              </table:table-cell>
              <table:table-cell office:value-type="float" office:value="3007246">
                <text:p>300724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865573">
                <text:p>1865573</text:p>
              </table:table-cell>
              <table:table-cell office:value-type="float" office:value="3029068">
                <text:p>3029068</text:p>
              </table:table-cell>
              <table:table-cell office:value-type="float" office:value="2969656">
                <text:p>296965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815248">
                <text:p>1815248</text:p>
              </table:table-cell>
              <table:table-cell office:value-type="float" office:value="3080762">
                <text:p>3080762</text:p>
              </table:table-cell>
              <table:table-cell office:value-type="float" office:value="3578782">
                <text:p>357878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845765">
                <text:p>1845765</text:p>
              </table:table-cell>
              <table:table-cell office:value-type="float" office:value="3082606">
                <text:p>3082606</text:p>
              </table:table-cell>
              <table:table-cell office:value-type="float" office:value="2596527">
                <text:p>259652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897396">
                <text:p>1897396</text:p>
              </table:table-cell>
              <table:table-cell office:value-type="float" office:value="3119492">
                <text:p>3119492</text:p>
              </table:table-cell>
              <table:table-cell office:value-type="float" office:value="3473236">
                <text:p>347323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882857">
                <text:p>1882857</text:p>
              </table:table-cell>
              <table:table-cell office:value-type="float" office:value="3265263">
                <text:p>3265263</text:p>
              </table:table-cell>
              <table:table-cell office:value-type="float" office:value="3562902">
                <text:p>356290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119642">
                <text:p>2119642</text:p>
              </table:table-cell>
              <table:table-cell office:value-type="float" office:value="3175408">
                <text:p>3175408</text:p>
              </table:table-cell>
              <table:table-cell office:value-type="float" office:value="3525612">
                <text:p>352561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922808">
                <text:p>1922808</text:p>
              </table:table-cell>
              <table:table-cell office:value-type="float" office:value="3175034">
                <text:p>3175034</text:p>
              </table:table-cell>
              <table:table-cell office:value-type="float" office:value="3011793">
                <text:p>30117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48390">
                <text:p>1948390</text:p>
              </table:table-cell>
              <table:table-cell office:value-type="float" office:value="3486752">
                <text:p>3486752</text:p>
              </table:table-cell>
              <table:table-cell office:value-type="float" office:value="2502775">
                <text:p>250277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012018">
                <text:p>2012018</text:p>
              </table:table-cell>
              <table:table-cell office:value-type="float" office:value="3364090">
                <text:p>3364090</text:p>
              </table:table-cell>
              <table:table-cell office:value-type="float" office:value="3497419">
                <text:p>349741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928891">
                <text:p>1928891</text:p>
              </table:table-cell>
              <table:table-cell office:value-type="float" office:value="3391020">
                <text:p>3391020</text:p>
              </table:table-cell>
              <table:table-cell office:value-type="float" office:value="2406556">
                <text:p>240655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995928">
                <text:p>1995928</text:p>
              </table:table-cell>
              <table:table-cell office:value-type="float" office:value="3422417">
                <text:p>3422417</text:p>
              </table:table-cell>
              <table:table-cell office:value-type="float" office:value="2187722">
                <text:p>218772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022285">
                <text:p>2022285</text:p>
              </table:table-cell>
              <table:table-cell office:value-type="float" office:value="3316592">
                <text:p>3316592</text:p>
              </table:table-cell>
              <table:table-cell office:value-type="float" office:value="3398499">
                <text:p>33984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38722">
                <text:p>2038722</text:p>
              </table:table-cell>
              <table:table-cell office:value-type="float" office:value="3660264">
                <text:p>3660264</text:p>
              </table:table-cell>
              <table:table-cell office:value-type="float" office:value="2735054">
                <text:p>27350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76cm" svg:height="8.891cm" xlink:href=".." xlink:type="simple" chart:class="chart:bar" chart:style-name="ch1">
        <chart:legend chart:legend-position="bottom" svg:x="2.848cm" svg:y="8.161cm" style:legend-expansion="wide" chart:style-name="ch2"/>
        <chart:plot-area chart:style-name="ch3" table:cell-range-address="Sheet1.A2:Sheet1.A31 Sheet1.C1:Sheet1.C32 Sheet1.C37:Sheet1.C68 Sheet1.C70:Sheet1.C101" chart:data-source-has-labels="both" svg:x="0.317cm" svg:y="0.177cm" svg:width="15.242cm" svg:height="7.807cm">
          <chartooo:coordinate-region svg:x="1.044cm" svg:y="0.35cm" svg:width="14.515cm" svg:height="7.04cm"/>
          <chart:axis chart:dimension="x" chart:name="primary-x" chart:style-name="ch4" chartooo:axis-type="auto">
            <chartooo:date-scale/>
            <chart:categories table:cell-range-address="Sheet1.A2:Sheet1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32" chart:label-cell-address="Sheet1.C1:Sheet1.C1" chart:class="chart:bar">
            <chart:data-point chart:repeated="31"/>
          </chart:series>
          <chart:series chart:style-name="ch8" chart:values-cell-range-address="Sheet1.C38:Sheet1.C68" chart:label-cell-address="Sheet1.C37:Sheet1.C37" chart:class="chart:bar">
            <chart:data-point chart:repeated="31"/>
          </chart:series>
          <chart:series chart:style-name="ch9" chart:values-cell-range-address="Sheet1.C71:Sheet1.C101" chart:label-cell-address="Sheet1.C70:Sheet1.C70" chart:class="chart:bar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Error 22-5</text:p>
                <draw:g>
                  <svg:desc>Sheet1.C1:Sheet1.C1</svg:desc>
                </draw:g>
              </table:table-cell>
              <table:table-cell office:value-type="string">
                <text:p>Average Error 12-5</text:p>
                <draw:g>
                  <svg:desc>Sheet1.C37:Sheet1.C37</svg:desc>
                </draw:g>
              </table:table-cell>
              <table:table-cell office:value-type="string">
                <text:p>Average Error 9-5</text:p>
                <draw:g>
                  <svg:desc>Sheet1.C70:Sheet1.C70</svg:desc>
                </draw:g>
              </table:table-cell>
            </table:table-row>
          </table:table-header-rows>
          <table:table-rows>
            <table:table-row>
              <table:table-cell office:value-type="float" office:value="35">
                <text:p>40</text:p>
                <draw:g>
                  <svg:desc>Sheet1.A2:Sheet1.A31</svg:desc>
                </draw:g>
              </table:table-cell>
              <table:table-cell office:value-type="float" office:value="0.3141385437">
                <text:p>0.3141385437</text:p>
                <draw:g>
                  <svg:desc>Sheet1.C2:Sheet1.C32</svg:desc>
                </draw:g>
              </table:table-cell>
              <table:table-cell office:value-type="float" office:value="0.312757786634507">
                <text:p>0.312757786634507</text:p>
                <draw:g>
                  <svg:desc>Sheet1.C38:Sheet1.C68</svg:desc>
                </draw:g>
              </table:table-cell>
              <table:table-cell office:value-type="float" office:value="0.777306625274196">
                <text:p>0.777306625274196</text:p>
                <draw:g>
                  <svg:desc>Sheet1.C71:Sheet1.C101</svg:desc>
                </draw:g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2937141401">
                <text:p>0.2937141401</text:p>
              </table:table-cell>
              <table:table-cell office:value-type="float" office:value="0.304674986255371">
                <text:p>0.304674986255371</text:p>
              </table:table-cell>
              <table:table-cell office:value-type="float" office:value="0.703781916732073">
                <text:p>0.70378191673207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2995705443">
                <text:p>0.2995705443</text:p>
              </table:table-cell>
              <table:table-cell office:value-type="float" office:value="0.310706813402407">
                <text:p>0.310706813402407</text:p>
              </table:table-cell>
              <table:table-cell office:value-type="float" office:value="0.444981100408948">
                <text:p>0.44498110040894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3139864861">
                <text:p>0.3139864861</text:p>
              </table:table-cell>
              <table:table-cell office:value-type="float" office:value="0.305071264626774">
                <text:p>0.305071264626774</text:p>
              </table:table-cell>
              <table:table-cell office:value-type="float" office:value="0.509575039392283">
                <text:p>0.50957503939228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3052121643">
                <text:p>0.3052121643</text:p>
              </table:table-cell>
              <table:table-cell office:value-type="float" office:value="0.31339810058575">
                <text:p>0.31339810058575</text:p>
              </table:table-cell>
              <table:table-cell office:value-type="float" office:value="0.596084356713761">
                <text:p>0.59608435671376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019938965">
                <text:p>0.3019938965</text:p>
              </table:table-cell>
              <table:table-cell office:value-type="float" office:value="0.301715746941382">
                <text:p>0.301715746941382</text:p>
              </table:table-cell>
              <table:table-cell office:value-type="float" office:value="0.455786137112872">
                <text:p>0.45578613711287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2924977099">
                <text:p>0.2924977099</text:p>
              </table:table-cell>
              <table:table-cell office:value-type="float" office:value="0.305919137444961">
                <text:p>0.305919137444961</text:p>
              </table:table-cell>
              <table:table-cell office:value-type="float" office:value="0.67373297033715">
                <text:p>0.6737329703371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302068295">
                <text:p>0.302068295</text:p>
              </table:table-cell>
              <table:table-cell office:value-type="float" office:value="0.292048552638587">
                <text:p>0.292048552638587</text:p>
              </table:table-cell>
              <table:table-cell office:value-type="float" office:value="0.566431088944194">
                <text:p>0.56643108894419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2959933066">
                <text:p>0.2959933066</text:p>
              </table:table-cell>
              <table:table-cell office:value-type="float" office:value="0.307825412189127">
                <text:p>0.307825412189127</text:p>
              </table:table-cell>
              <table:table-cell office:value-type="float" office:value="0.36650220639595">
                <text:p>0.3665022063959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3142696576">
                <text:p>0.3142696576</text:p>
              </table:table-cell>
              <table:table-cell office:value-type="float" office:value="0.293057078973502">
                <text:p>0.293057078973502</text:p>
              </table:table-cell>
              <table:table-cell office:value-type="float" office:value="0.794183817154594">
                <text:p>0.79418381715459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2952190774">
                <text:p>0.2952190774</text:p>
              </table:table-cell>
              <table:table-cell office:value-type="float" office:value="0.315356542102593">
                <text:p>0.315356542102593</text:p>
              </table:table-cell>
              <table:table-cell office:value-type="float" office:value="0.471189007595512">
                <text:p>0.4711890075955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2974799239">
                <text:p>0.2974799239</text:p>
              </table:table-cell>
              <table:table-cell office:value-type="float" office:value="0.297751822164413">
                <text:p>0.297751822164413</text:p>
              </table:table-cell>
              <table:table-cell office:value-type="float" office:value="0.318670286896079">
                <text:p>0.31867028689607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3019337004">
                <text:p>0.3019337004</text:p>
              </table:table-cell>
              <table:table-cell office:value-type="float" office:value="0.302058009291163">
                <text:p>0.302058009291163</text:p>
              </table:table-cell>
              <table:table-cell office:value-type="float" office:value="0.395105143373521">
                <text:p>0.39510514337352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2949625207">
                <text:p>0.2949625207</text:p>
              </table:table-cell>
              <table:table-cell office:value-type="float" office:value="0.314389723516709">
                <text:p>0.314389723516709</text:p>
              </table:table-cell>
              <table:table-cell office:value-type="float" office:value="0.600867103374258">
                <text:p>0.60086710337425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3052081572">
                <text:p>0.3052081572</text:p>
              </table:table-cell>
              <table:table-cell office:value-type="float" office:value="0.306263053831615">
                <text:p>0.306263053831615</text:p>
              </table:table-cell>
              <table:table-cell office:value-type="float" office:value="0.384202045897924">
                <text:p>0.3842020458979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931392561">
                <text:p>0.2931392561</text:p>
              </table:table-cell>
              <table:table-cell office:value-type="float" office:value="0.318226261569">
                <text:p>0.318226261569</text:p>
              </table:table-cell>
              <table:table-cell office:value-type="float" office:value="0.655356561693875">
                <text:p>0.65535656169387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3015115381">
                <text:p>0.3015115381</text:p>
              </table:table-cell>
              <table:table-cell office:value-type="float" office:value="0.304675220208861">
                <text:p>0.304675220208861</text:p>
              </table:table-cell>
              <table:table-cell office:value-type="float" office:value="0.746899839695251">
                <text:p>0.74689983969525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3071236721">
                <text:p>0.3071236721</text:p>
              </table:table-cell>
              <table:table-cell office:value-type="float" office:value="0.30973531030699">
                <text:p>0.30973531030699</text:p>
              </table:table-cell>
              <table:table-cell office:value-type="float" office:value="0.747744954756751">
                <text:p>0.74774495475675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3087536112">
                <text:p>0.3087536112</text:p>
              </table:table-cell>
              <table:table-cell office:value-type="float" office:value="0.312390215816044">
                <text:p>0.312390215816044</text:p>
              </table:table-cell>
              <table:table-cell office:value-type="float" office:value="0.682100388803914">
                <text:p>0.68210038880391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3116444716">
                <text:p>0.3116444716</text:p>
              </table:table-cell>
              <table:table-cell office:value-type="float" office:value="0.311617016573408">
                <text:p>0.311617016573408</text:p>
              </table:table-cell>
              <table:table-cell office:value-type="float" office:value="0.682411995235641">
                <text:p>0.68241199523564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3106966468">
                <text:p>0.3106966468</text:p>
              </table:table-cell>
              <table:table-cell office:value-type="float" office:value="0.324022960788198">
                <text:p>0.324022960788198</text:p>
              </table:table-cell>
              <table:table-cell office:value-type="float" office:value="0.733569201118419">
                <text:p>0.73356920111841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3199585533">
                <text:p>0.3199585533</text:p>
              </table:table-cell>
              <table:table-cell office:value-type="float" office:value="0.319475094281603">
                <text:p>0.319475094281603</text:p>
              </table:table-cell>
              <table:table-cell office:value-type="float" office:value="0.771811050254844">
                <text:p>0.77181105025484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3101190494">
                <text:p>0.3101190494</text:p>
              </table:table-cell>
              <table:table-cell office:value-type="float" office:value="0.312873171638963">
                <text:p>0.312873171638963</text:p>
              </table:table-cell>
              <table:table-cell office:value-type="float" office:value="0.609363435260917">
                <text:p>0.60936343526091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3280843784">
                <text:p>0.3280843784</text:p>
              </table:table-cell>
              <table:table-cell office:value-type="float" office:value="0.310451953804488">
                <text:p>0.310451953804488</text:p>
              </table:table-cell>
              <table:table-cell office:value-type="float" office:value="0.540622332347415">
                <text:p>0.54062233234741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3236628357">
                <text:p>0.3236628357</text:p>
              </table:table-cell>
              <table:table-cell office:value-type="float" office:value="0.323928903190843">
                <text:p>0.323928903190843</text:p>
              </table:table-cell>
              <table:table-cell office:value-type="float" office:value="0.712628414233607">
                <text:p>0.7126284142336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175652669">
                <text:p>0.3175652669</text:p>
              </table:table-cell>
              <table:table-cell office:value-type="float" office:value="0.318419254059388">
                <text:p>0.318419254059388</text:p>
              </table:table-cell>
              <table:table-cell office:value-type="float" office:value="0.666616254137548">
                <text:p>0.66661625413754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3219969578">
                <text:p>0.3219969578</text:p>
              </table:table-cell>
              <table:table-cell office:value-type="float" office:value="0.320863446005308">
                <text:p>0.320863446005308</text:p>
              </table:table-cell>
              <table:table-cell office:value-type="float" office:value="0.461587547436218">
                <text:p>0.46158754743621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249143443">
                <text:p>0.3249143443</text:p>
              </table:table-cell>
              <table:table-cell office:value-type="float" office:value="0.322241378770772">
                <text:p>0.322241378770772</text:p>
              </table:table-cell>
              <table:table-cell office:value-type="float" office:value="0.336311902177389">
                <text:p>0.33631190217738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3215249574">
                <text:p>0.3215249574</text:p>
              </table:table-cell>
              <table:table-cell office:value-type="float" office:value="0.324770030598558">
                <text:p>0.324770030598558</text:p>
              </table:table-cell>
              <table:table-cell office:value-type="float" office:value="0.40850913651367">
                <text:p>0.408509136513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240853554">
                <text:p>0.3240853554</text:p>
              </table:table-cell>
              <table:table-cell office:value-type="float" office:value="0.329177625807084">
                <text:p>0.329177625807084</text:p>
              </table:table-cell>
              <table:table-cell office:value-type="float" office:value="0.596812503113111">
                <text:p>0.596812503113111</text:p>
              </table:table-cell>
            </table:table-row>
            <table:table-row>
              <table:table-cell office:value-type="string"/>
              <table:table-cell office:value-type="float" office:value="0.3295233688">
                <text:p>0.3295233688</text:p>
              </table:table-cell>
              <table:table-cell office:value-type="float" office:value="0.326453254990119">
                <text:p>0.326453254990119</text:p>
              </table:table-cell>
              <table:table-cell office:value-type="float" office:value="0.38902418751538">
                <text:p>0.389024187515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